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d703" officeooo:paragraph-rsid="0009d703"/>
    </style:style>
    <style:style style:name="P2" style:family="paragraph" style:parent-style-name="Standard">
      <style:text-properties fo:font-weight="bold" officeooo:rsid="0009d703" officeooo:paragraph-rsid="0009d703" style:font-weight-asian="bold" style:font-weight-complex="bold"/>
    </style:style>
    <style:style style:name="P3" style:family="paragraph" style:parent-style-name="Standard">
      <style:text-properties officeooo:rsid="000aa58f" officeooo:paragraph-rsid="000aa58f"/>
    </style:style>
    <style:style style:name="P4" style:family="paragraph" style:parent-style-name="Standard">
      <style:paragraph-properties fo:text-align="end" style:justify-single-word="false"/>
      <style:text-properties officeooo:rsid="000aa58f" officeooo:paragraph-rsid="000aa58f"/>
    </style:style>
    <style:style style:name="P5" style:family="paragraph" style:parent-style-name="Standard" style:list-style-name="L1">
      <style:text-properties officeooo:rsid="000c427e" officeooo:paragraph-rsid="000aa58f"/>
    </style:style>
    <style:style style:name="P6" style:family="paragraph" style:parent-style-name="Standard">
      <style:text-properties fo:font-style="italic" officeooo:rsid="000aa58f" officeooo:paragraph-rsid="000aa58f" style:font-style-asian="italic" style:font-style-complex="italic"/>
    </style:style>
    <style:style style:name="P7" style:family="paragraph" style:parent-style-name="Standard">
      <style:text-properties style:text-underline-style="none" fo:font-weight="bold" officeooo:rsid="000aa58f" officeooo:paragraph-rsid="000aa58f" style:font-weight-asian="bold" style:font-weight-complex="bold"/>
    </style:style>
    <style:style style:name="T1" style:family="text">
      <style:text-properties officeooo:rsid="000aa58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be7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clusiones</text:p>
      <text:p text:style-name="P1"/>
      <text:p text:style-name="P1">Desde que hicimos el estudio de viabilidad nos dimos cuenta que seria muy complicado o casi imposible finalizar todo el proyecto con sus requisitos mínimos y opcionales de una manera optima , así que nos marcamos como objetivo principal centrarnos en el núcleo del proyecto y <text:span text:style-name="T1">finalmente </text:span>podemos comprobar que una vez finalizado el <text:span text:style-name="T1">proyecto</text:span> hemos llegado a los requisitos mínimos que se había marcado en el planteamiento del problema . Es posible que muchos de los requisitos los podríamos haber optimizado mucho más si hubiéramos tenido un poco más de tiempo, <text:span text:style-name="T1">pero e</text:span>sta falta de tiempo la hemos complementado con una buena organización y cohesión en el grupo , facilitando de esta manera el rápido aprendizaje del framework que hemos utilizado <text:s/>( Laravel ) para una codificación más ágil.</text:p>
      <text:p text:style-name="P1"/>
      <text:p text:style-name="P3">En conclusión general hemos llegado a los requisitos mínimos que se marcaban en el problema , incluso hemos conseguido hacer algunos de extras y hemos tenido un organización y trabajo en grupo más que satisfactoria para poder cumplir con todos los objetivos marcados.</text:p>
      <text:p text:style-name="P3"/>
      <text:p text:style-name="P7">Conclusiones Personales</text:p>
      <text:p text:style-name="P3"/>
      <text:p text:style-name="P6">“Con el desarrollo de este proyecto he aprendido con más profundidad todos las fases de un proyecto real y la utilización del framework Laravel. Personalmente pienso que hemos cumplido con garantías los requisitos mínimos , gracias a la buena organización y <text:span text:style-name="T3">el buen estado de </text:span>ánimo del grupo.”</text:p>
      <text:p text:style-name="P4">Marc Picazos</text:p>
      <text:p text:style-name="P3"/>
      <text:p text:style-name="P3"/>
      <text:p text:style-name="P3"><text:span text:style-name="T2">Puntos de mejora</text:span> </text:p>
      <text:p text:style-name="P3"/>
      <text:p text:style-name="P3">Como bien hemos comentado en la conclusión por falta de tiempo no hemos podido implementar algunos puntos opcionales y la resolución del problema de una manera más optima.</text:p>
      <text:p text:style-name="P3"/>
      <text:p text:style-name="P3">Así que a continuación nombramos algunos puntos a implementar : </text:p>
      <text:p text:style-name="P3"/>
      <text:list xml:id="list2832573637737139233" text:style-name="L1">
        <text:list-item>
          <text:list>
            <text:list-item>
              <text:p text:style-name="P5">Foro de preguntas y respuestas sobre un producto.</text:p>
            </text:list-item>
            <text:list-item>
              <text:p text:style-name="P5">Denuncias</text:p>
            </text:list-item>
            <text:list-item>
              <text:p text:style-name="P5">Devoluciones</text:p>
            </text:list-item>
            <text:list-item>
              <text:p text:style-name="P5">Registro con Facebook</text:p>
            </text:list-item>
            <text:list-item>
              <text:p text:style-name="P5">Mapa con los productos más cercanos.</text:p>
              <text:p text:style-name="P5"/>
            </text:list-item>
          </text:list>
        </text:list-item>
      </text:list>
      <text:p text:style-name="P1"/>
      <text:p text:style-name="P1"><text:s text:c="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2:10:57.436000000</meta:creation-date>
    <dc:date>2015-05-28T12:38:19.824000000</dc:date>
    <meta:editing-duration>PT11M48S</meta:editing-duration>
    <meta:editing-cycles>2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16" meta:word-count="292" meta:character-count="1783" meta:non-whitespace-character-count="1505"/>
  </office:meta>
</office:document-meta>
</file>